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number-columns-repeated="2" table:default-cell-style-name="ce4"/>
        <table:table-row table:style-name="ro1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1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1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office:value-type="float" office:value="13.7749479613077">
            <text:p>13,77</text:p>
          </table:table-cell>
          <table:table-cell office:value-type="float" office:value="15">
            <text:p>15,00</text:p>
          </table:table-cell>
          <table:table-cell office:value-type="float" office:value="16.8125">
            <text:p>16,81</text:p>
          </table:table-cell>
          <table:table-cell office:value-type="float" office:value="7.9147201724485">
            <text:p>7,91</text:p>
          </table:table-cell>
          <table:table-cell office:value-type="float" office:value="8.68064921728192">
            <text:p>8,68</text:p>
          </table:table-cell>
          <table:table-cell office:value-type="float" office:value="100">
            <text:p>100</text:p>
          </table:table-cell>
          <table:table-cell office:value-type="float" office:value="13.5487687932714">
            <text:p>13,55</text:p>
          </table:table-cell>
          <table:table-cell office:value-type="float" office:value="16">
            <text:p>16,00</text:p>
          </table:table-cell>
          <table:table-cell office:value-type="float" office:value="17.75">
            <text:p>17,75</text:p>
          </table:table-cell>
          <table:table-cell office:value-type="float" office:value="7.97464013006742">
            <text:p>7,97</text:p>
          </table:table-cell>
          <table:table-cell office:value-type="float" office:value="7.79501265320684">
            <text:p>7,80</text:p>
          </table:table-cell>
          <table:table-cell office:value-type="float" office:value="100">
            <text:p>100</text:p>
          </table:table-cell>
          <table:table-cell office:value-type="float" office:value="13.9785196747664">
            <text:p>13,98</text:p>
          </table:table-cell>
          <table:table-cell office:value-type="float" office:value="15">
            <text:p>15,00</text:p>
          </table:table-cell>
          <table:table-cell office:value-type="float" office:value="17.375">
            <text:p>17,38</text:p>
          </table:table-cell>
          <table:table-cell office:value-type="float" office:value="7.31758784277543">
            <text:p>7,32</text:p>
          </table:table-cell>
          <table:table-cell office:value-type="float" office:value="7.37449208870449">
            <text:p>7,37</text:p>
          </table:table-cell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41.3022364293455">
            <text:p>41,30</text:p>
          </table:table-cell>
          <table:table-cell table:formula="of:=AVERAGE([.D5];[.J5];[.P5])" office:value-type="float" office:value="15.3333333333333">
            <text:p>15,33</text:p>
          </table:table-cell>
          <table:table-cell table:formula="of:=AVERAGE([.E5];[.K5];[.Q5])" office:value-type="float" office:value="17.3125">
            <text:p>17,31</text:p>
          </table:table-cell>
          <table:table-cell table:formula="of:=AVERAGE([.F5];[.L5];[.R5])" office:value-type="float" office:value="7.73564938176378">
            <text:p>7,74</text:p>
          </table:table-cell>
          <table:table-cell table:formula="of:=AVERAGE([.G5];[.M5];[.S5])" office:value-type="float" office:value="7.95005131973108">
            <text:p>7,95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6.8721690916311">
            <text:p>26,87</text:p>
          </table:table-cell>
          <table:table-cell office:value-type="float" office:value="21">
            <text:p>21,00</text:p>
          </table:table-cell>
          <table:table-cell office:value-type="float" office:value="19.625">
            <text:p>19,63</text:p>
          </table:table-cell>
          <table:table-cell office:value-type="float" office:value="64.2975616374798">
            <text:p>64,30</text:p>
          </table:table-cell>
          <table:table-cell office:value-type="float" office:value="22.8656113394038">
            <text:p>22,87</text:p>
          </table:table-cell>
          <table:table-cell office:value-type="float" office:value="200">
            <text:p>200</text:p>
          </table:table-cell>
          <table:table-cell office:value-type="float" office:value="27.4798252283116">
            <text:p>27,48</text:p>
          </table:table-cell>
          <table:table-cell office:value-type="float" office:value="19">
            <text:p>19,00</text:p>
          </table:table-cell>
          <table:table-cell office:value-type="float" office:value="21.125">
            <text:p>21,13</text:p>
          </table:table-cell>
          <table:table-cell office:value-type="float" office:value="47.1559004886224">
            <text:p>47,16</text:p>
          </table:table-cell>
          <table:table-cell office:value-type="float" office:value="21.6403516914095">
            <text:p>21,64</text:p>
          </table:table-cell>
          <table:table-cell office:value-type="float" office:value="200">
            <text:p>200</text:p>
          </table:table-cell>
          <table:table-cell office:value-type="float" office:value="26.1624864827153">
            <text:p>26,16</text:p>
          </table:table-cell>
          <table:table-cell office:value-type="float" office:value="21">
            <text:p>21,00</text:p>
          </table:table-cell>
          <table:table-cell office:value-type="float" office:value="19.75">
            <text:p>19,75</text:p>
          </table:table-cell>
          <table:table-cell office:value-type="float" office:value="62.5809100774545">
            <text:p>62,58</text:p>
          </table:table-cell>
          <table:table-cell office:value-type="float" office:value="20.8724533951047">
            <text:p>20,87</text:p>
          </table:table-cell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80.514480802658">
            <text:p>80,51</text:p>
          </table:table-cell>
          <table:table-cell table:formula="of:=AVERAGE([.D6];[.J6];[.P6])" office:value-type="float" office:value="20.3333333333333">
            <text:p>20,33</text:p>
          </table:table-cell>
          <table:table-cell table:formula="of:=AVERAGE([.E6];[.K6];[.Q6])" office:value-type="float" office:value="20.1666666666667">
            <text:p>20,17</text:p>
          </table:table-cell>
          <table:table-cell table:formula="of:=AVERAGE([.F6];[.L6];[.R6])" office:value-type="float" office:value="58.0114574011856">
            <text:p>58,01</text:p>
          </table:table-cell>
          <table:table-cell table:formula="of:=AVERAGE([.G6];[.M6];[.S6])" office:value-type="float" office:value="21.792805475306">
            <text:p>21,79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39.6330275229358">
            <text:p>39,63</text:p>
          </table:table-cell>
          <table:table-cell office:value-type="float" office:value="22">
            <text:p>22,00</text:p>
          </table:table-cell>
          <table:table-cell office:value-type="float" office:value="25.375">
            <text:p>25,38</text:p>
          </table:table-cell>
          <table:table-cell office:value-type="float" office:value="41.9013289827607">
            <text:p>41,90</text:p>
          </table:table-cell>
          <table:table-cell office:value-type="float" office:value="40.3442958135381">
            <text:p>40,34</text:p>
          </table:table-cell>
          <table:table-cell office:value-type="float" office:value="300">
            <text:p>300</text:p>
          </table:table-cell>
          <table:table-cell office:value-type="float" office:value="40.0704051860009">
            <text:p>40,07</text:p>
          </table:table-cell>
          <table:table-cell office:value-type="float" office:value="22">
            <text:p>22,00</text:p>
          </table:table-cell>
          <table:table-cell office:value-type="float" office:value="26.625">
            <text:p>26,63</text:p>
          </table:table-cell>
          <table:table-cell office:value-type="float" office:value="41.6306153451232">
            <text:p>41,63</text:p>
          </table:table-cell>
          <table:table-cell office:value-type="float" office:value="39.8361533474981">
            <text:p>39,84</text:p>
          </table:table-cell>
          <table:table-cell office:value-type="float" office:value="300">
            <text:p>300</text:p>
          </table:table-cell>
          <table:table-cell office:value-type="float" office:value="40.29">
            <text:p>40,29</text:p>
          </table:table-cell>
          <table:table-cell office:value-type="float" office:value="25">
            <text:p>25,00</text:p>
          </table:table-cell>
          <table:table-cell office:value-type="float" office:value="25.56">
            <text:p>25,56</text:p>
          </table:table-cell>
          <table:table-cell office:value-type="float" office:value="58.63">
            <text:p>58,63</text:p>
          </table:table-cell>
          <table:table-cell office:value-type="float" office:value="39.38">
            <text:p>39,38</text:p>
          </table:table-cell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119.993432708937">
            <text:p>119,99</text:p>
          </table:table-cell>
          <table:table-cell table:formula="of:=AVERAGE([.D7];[.J7];[.P7])" office:value-type="float" office:value="23">
            <text:p>23,00</text:p>
          </table:table-cell>
          <table:table-cell table:formula="of:=AVERAGE([.E7];[.K7];[.Q7])" office:value-type="float" office:value="25.8533333333333">
            <text:p>25,85</text:p>
          </table:table-cell>
          <table:table-cell table:formula="of:=AVERAGE([.G7];[.L7];[.R7])" office:value-type="float" office:value="46.8683037195538">
            <text:p>46,87</text:p>
          </table:table-cell>
          <table:table-cell table:formula="of:=AVERAGE([.G7];[.M7];[.S7])" office:value-type="float" office:value="39.8534830536787">
            <text:p>39,85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office:value-type="float" office:value="52.63">
            <text:p>52,63</text:p>
          </table:table-cell>
          <table:table-cell office:value-type="float" office:value="33">
            <text:p>33,00</text:p>
          </table:table-cell>
          <table:table-cell office:value-type="float" office:value="31.19">
            <text:p>31,19</text:p>
          </table:table-cell>
          <table:table-cell office:value-type="float" office:value="63.61">
            <text:p>63,61</text:p>
          </table:table-cell>
          <table:table-cell office:value-type="float" office:value="37.38">
            <text:p>37,38</text:p>
          </table:table-cell>
          <table:table-cell office:value-type="float" office:value="400">
            <text:p>400</text:p>
          </table:table-cell>
          <table:table-cell office:value-type="float" office:value="52.12">
            <text:p>52,12</text:p>
          </table:table-cell>
          <table:table-cell office:value-type="float" office:value="33">
            <text:p>33,00</text:p>
          </table:table-cell>
          <table:table-cell office:value-type="float" office:value="32.63">
            <text:p>32,63</text:p>
          </table:table-cell>
          <table:table-cell office:value-type="float" office:value="64.14">
            <text:p>64,14</text:p>
          </table:table-cell>
          <table:table-cell office:value-type="float" office:value="34.75">
            <text:p>34,75</text:p>
          </table:table-cell>
          <table:table-cell office:value-type="float" office:value="300">
            <text:p>300</text:p>
          </table:table-cell>
          <table:table-cell office:value-type="float" office:value="40.12">
            <text:p>40,12</text:p>
          </table:table-cell>
          <table:table-cell office:value-type="float" office:value="32">
            <text:p>32,00</text:p>
          </table:table-cell>
          <table:table-cell office:value-type="float" office:value="32.13">
            <text:p>32,13</text:p>
          </table:table-cell>
          <table:table-cell office:value-type="float" office:value="69.21">
            <text:p>69,21</text:p>
          </table:table-cell>
          <table:table-cell office:value-type="float" office:value="36.01">
            <text:p>36,01</text:p>
          </table:table-cell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144.87">
            <text:p>144,87</text:p>
          </table:table-cell>
          <table:table-cell table:formula="of:=AVERAGE([.D8];[.J8];[.P8])" office:value-type="float" office:value="32.6666666666667">
            <text:p>32,67</text:p>
          </table:table-cell>
          <table:table-cell table:formula="of:=AVERAGE([.E8];[.K8];[.Q8])" office:value-type="float" office:value="31.9833333333333">
            <text:p>31,98</text:p>
          </table:table-cell>
          <table:table-cell table:formula="of:=AVERAGE([.F8];[.L8];[.R8])" office:value-type="float" office:value="65.6533333333333">
            <text:p>65,65</text:p>
          </table:table-cell>
          <table:table-cell table:formula="of:=AVERAGE([.G8];[.M8];[.S8])" office:value-type="float" office:value="36.0466666666667">
            <text:p>36,05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450">
            <text:p>450</text:p>
          </table:table-cell>
          <table:table-cell office:value-type="float" office:value="58.65">
            <text:p>58,65</text:p>
          </table:table-cell>
          <table:table-cell office:value-type="float" office:value="59">
            <text:p>59,00</text:p>
          </table:table-cell>
          <table:table-cell office:value-type="float" office:value="66.81">
            <text:p>66,81</text:p>
          </table:table-cell>
          <table:table-cell office:value-type="float" office:value="224.72">
            <text:p>224,72</text:p>
          </table:table-cell>
          <table:table-cell office:value-type="float" office:value="176.62">
            <text:p>176,62</text:p>
          </table:table-cell>
          <table:table-cell table:style-name="Default" office:value-type="float" office:value="450">
            <text:p>450</text:p>
          </table:table-cell>
          <table:table-cell office:value-type="float" office:value="58.9413264563601">
            <text:p>58,94</text:p>
          </table:table-cell>
          <table:table-cell office:value-type="float" office:value="62">
            <text:p>62,00</text:p>
          </table:table-cell>
          <table:table-cell office:value-type="float" office:value="70.5">
            <text:p>70,50</text:p>
          </table:table-cell>
          <table:table-cell office:value-type="float" office:value="204.064076937544">
            <text:p>204,06</text:p>
          </table:table-cell>
          <table:table-cell office:value-type="float" office:value="197.403606013657">
            <text:p>197,40</text:p>
          </table:table-cell>
          <table:table-cell table:style-name="Default" office:value-type="float" office:value="300">
            <text:p>300</text:p>
          </table:table-cell>
          <table:table-cell office:value-type="float" office:value="40.2843177626985">
            <text:p>40,28</text:p>
          </table:table-cell>
          <table:table-cell office:value-type="float" office:value="66">
            <text:p>66,00</text:p>
          </table:table-cell>
          <table:table-cell office:value-type="float" office:value="67.0625">
            <text:p>67,06</text:p>
          </table:table-cell>
          <table:table-cell office:value-type="float" office:value="263.348350268345">
            <text:p>263,35</text:p>
          </table:table-cell>
          <table:table-cell office:value-type="float" office:value="170.740933072092">
            <text:p>170,74</text:p>
          </table:table-cell>
          <table:table-cell table:formula="of:=[.B9]+[.H9]+[.N9]" office:value-type="float" office:value="1200">
            <text:p>1200</text:p>
          </table:table-cell>
          <table:table-cell table:formula="of:=[.C9]+[.I9]+[.O9]" office:value-type="float" office:value="157.875644219059">
            <text:p>157,88</text:p>
          </table:table-cell>
          <table:table-cell table:formula="of:=AVERAGE([.D9];[.J9];[.P9])" office:value-type="float" office:value="62.3333333333333">
            <text:p>62,33</text:p>
          </table:table-cell>
          <table:table-cell table:formula="of:=AVERAGE([.E9];[.K9];[.Q9])" office:value-type="float" office:value="68.1241666666667">
            <text:p>68,12</text:p>
          </table:table-cell>
          <table:table-cell table:formula="of:=AVERAGE([.F9];[.L9];[.R9])" office:value-type="float" office:value="230.71080906863">
            <text:p>230,71</text:p>
          </table:table-cell>
          <table:table-cell table:formula="of:=AVERAGE([.G9];[.M9];[.S9])" office:value-type="float" office:value="181.58817969525">
            <text:p>181,59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4.31">
            <text:p>64,31</text:p>
          </table:table-cell>
          <table:table-cell office:value-type="float" office:value="125">
            <text:p>125,00</text:p>
          </table:table-cell>
          <table:table-cell office:value-type="float" office:value="104.19">
            <text:p>104,19</text:p>
          </table:table-cell>
          <table:table-cell office:value-type="float" office:value="679.95">
            <text:p>679,95</text:p>
          </table:table-cell>
          <table:table-cell office:value-type="float" office:value="350.34">
            <text:p>350,34</text:p>
          </table:table-cell>
          <table:table-cell office:value-type="float" office:value="500">
            <text:p>500</text:p>
          </table:table-cell>
          <table:table-cell office:value-type="float" office:value="66.63">
            <text:p>66,63</text:p>
          </table:table-cell>
          <table:table-cell office:value-type="float" office:value="122">
            <text:p>122,00</text:p>
          </table:table-cell>
          <table:table-cell office:value-type="float" office:value="113.81">
            <text:p>113,81</text:p>
          </table:table-cell>
          <table:table-cell office:value-type="float" office:value="488.09">
            <text:p>488,09</text:p>
          </table:table-cell>
          <table:table-cell office:value-type="float" office:value="400.81">
            <text:p>400,81</text:p>
          </table:table-cell>
          <table:table-cell office:value-type="float" office:value="300">
            <text:p>300</text:p>
          </table:table-cell>
          <table:table-cell office:value-type="float" office:value="38.52">
            <text:p>38,52</text:p>
          </table:table-cell>
          <table:table-cell office:value-type="float" office:value="118">
            <text:p>118,00</text:p>
          </table:table-cell>
          <table:table-cell office:value-type="float" office:value="105.5">
            <text:p>105,50</text:p>
          </table:table-cell>
          <table:table-cell office:value-type="float" office:value="521.38">
            <text:p>521,38</text:p>
          </table:table-cell>
          <table:table-cell office:value-type="float" office:value="367.06">
            <text:p>367,06</text:p>
          </table:table-cell>
          <table:table-cell table:formula="of:=[.B10]+[.H10]+[.N10]" office:value-type="float" office:value="1300">
            <text:p>1300</text:p>
          </table:table-cell>
          <table:table-cell table:formula="of:=[.C10]+[.I10]+[.O10]" office:value-type="float" office:value="169.46">
            <text:p>169,46</text:p>
          </table:table-cell>
          <table:table-cell table:formula="of:=AVERAGE([.D10];[.J10];[.P10])" office:value-type="float" office:value="121.666666666667">
            <text:p>121,67</text:p>
          </table:table-cell>
          <table:table-cell table:formula="of:=AVERAGE([.E10];[.K10];[.Q10])" office:value-type="float" office:value="107.833333333333">
            <text:p>107,83</text:p>
          </table:table-cell>
          <table:table-cell table:formula="of:=AVERAGE([.F10];[.L10];[.S8])" office:value-type="float" office:value="401.35">
            <text:p>401,35</text:p>
          </table:table-cell>
          <table:table-cell table:formula="of:=AVERAGE([.G10];[.M10];[.S10])" office:value-type="float" office:value="372.736666666667">
            <text:p>372,74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1]+[.H11]+[.N11]" office:value-type="float" office:value="1500">
            <text:p>1500</text:p>
          </table:table-cell>
          <table:table-cell table:formula="of:=[.C11]+[.I11]+[.O11]" office:value-type="float" office:value="0">
            <text:p>0,00</text:p>
          </table:table-cell>
          <table:table-cell table:formula="of:=AVERAGE([.D11];[.J11];[.P11])" office:value-type="float" office:value="0">
            <text:p>#DIV/0!</text:p>
          </table:table-cell>
          <table:table-cell table:formula="of:=AVERAGE([.E11];[.K11];[.Q11])" office:value-type="float" office:value="0">
            <text:p>#DIV/0!</text:p>
          </table:table-cell>
          <table:table-cell table:formula="of:=AVERAGE([.F11];[.L11];[.R11])" office:value-type="float" office:value="0">
            <text:p>#DIV/0!</text:p>
          </table:table-cell>
          <table:table-cell table:formula="of:=AVERAGE([.G11];[.M11];[.S11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2]+[.H12]+[.N12]" office:value-type="float" office:value="1700">
            <text:p>1700</text:p>
          </table:table-cell>
          <table:table-cell table:formula="of:=[.C12]+[.I12]+[.O12]" office:value-type="float" office:value="0">
            <text:p>0,00</text:p>
          </table:table-cell>
          <table:table-cell table:formula="of:=AVERAGE([.D12];[.J12];[.P12])" office:value-type="float" office:value="0">
            <text:p>#DIV/0!</text:p>
          </table:table-cell>
          <table:table-cell table:formula="of:=AVERAGE([.E12];[.K12];[.Q12])" office:value-type="float" office:value="0">
            <text:p>#DIV/0!</text:p>
          </table:table-cell>
          <table:table-cell table:formula="of:=AVERAGE([.F12];[.L12];[.R12])" office:value-type="float" office:value="0">
            <text:p>#DIV/0!</text:p>
          </table:table-cell>
          <table:table-cell table:formula="of:=AVERAGE([.G12];[.M12];[.S12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3]+[.H13]+[.N13]" office:value-type="float" office:value="2000">
            <text:p>2000</text:p>
          </table:table-cell>
          <table:table-cell table:formula="of:=[.C13]+[.I13]+[.O13]" office:value-type="float" office:value="0">
            <text:p>0,00</text:p>
          </table:table-cell>
          <table:table-cell table:formula="of:=AVERAGE([.D13];[.J13];[.P13])" office:value-type="float" office:value="0">
            <text:p>#DIV/0!</text:p>
          </table:table-cell>
          <table:table-cell table:formula="of:=AVERAGE([.E13];[.K13];[.Q13])" office:value-type="float" office:value="0">
            <text:p>#DIV/0!</text:p>
          </table:table-cell>
          <table:table-cell table:formula="of:=AVERAGE([.F13];[.L13];[.R13])" office:value-type="float" office:value="0">
            <text:p>#DIV/0!</text:p>
          </table:table-cell>
          <table:table-cell table:formula="of:=AVERAGE([.G13];[.M13];[.S13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number-columns-repeated="25"/>
          <table:table-cell table:style-name="Default" table:number-columns-repeated="2"/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16]+[.H16]+[.N16]" office:value-type="float" office:value="300">
            <text:p>300</text:p>
          </table:table-cell>
          <table:table-cell table:formula="of:=[.C16]+[.I16]+[.O16]" office:value-type="float" office:value="0">
            <text:p>0,00</text:p>
          </table:table-cell>
          <table:table-cell table:formula="of:=AVERAGE([.D16];[.J16];[.P16])" office:value-type="float" office:value="0">
            <text:p>#DIV/0!</text:p>
          </table:table-cell>
          <table:table-cell table:formula="of:=AVERAGE([.E16];[.K16];[.Q16])" office:value-type="float" office:value="0">
            <text:p>#DIV/0!</text:p>
          </table:table-cell>
          <table:table-cell table:formula="of:=AVERAGE([.F16];[.L16];[.R16])" office:value-type="float" office:value="0">
            <text:p>#DIV/0!</text:p>
          </table:table-cell>
          <table:table-cell table:formula="of:=AVERAGE([.G16];[.M16];[.S16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17]+[.H17]+[.N17]" office:value-type="float" office:value="600">
            <text:p>600</text:p>
          </table:table-cell>
          <table:table-cell table:formula="of:=[.C17]+[.I17]+[.O17]" office:value-type="float" office:value="0">
            <text:p>0,00</text:p>
          </table:table-cell>
          <table:table-cell table:formula="of:=AVERAGE([.D17];[.J17];[.P17])" office:value-type="float" office:value="0">
            <text:p>#DIV/0!</text:p>
          </table:table-cell>
          <table:table-cell table:formula="of:=AVERAGE([.E17];[.K17];[.Q17])" office:value-type="float" office:value="0">
            <text:p>#DIV/0!</text:p>
          </table:table-cell>
          <table:table-cell table:formula="of:=AVERAGE([.F17];[.L17];[.R17])" office:value-type="float" office:value="0">
            <text:p>#DIV/0!</text:p>
          </table:table-cell>
          <table:table-cell table:formula="of:=AVERAGE([.G17];[.M17];[.S17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8]+[.H18]+[.N18]" office:value-type="float" office:value="900">
            <text:p>900</text:p>
          </table:table-cell>
          <table:table-cell table:formula="of:=[.C18]+[.I18]+[.O18]" office:value-type="float" office:value="0">
            <text:p>0,00</text:p>
          </table:table-cell>
          <table:table-cell table:formula="of:=AVERAGE([.D18];[.J18];[.P18])" office:value-type="float" office:value="0">
            <text:p>#DIV/0!</text:p>
          </table:table-cell>
          <table:table-cell table:formula="of:=AVERAGE([.E18];[.K18];[.Q18])" office:value-type="float" office:value="0">
            <text:p>#DIV/0!</text:p>
          </table:table-cell>
          <table:table-cell table:formula="of:=AVERAGE([.F18];[.L18];[.R18])" office:value-type="float" office:value="0">
            <text:p>#DIV/0!</text:p>
          </table:table-cell>
          <table:table-cell table:formula="of:=AVERAGE([.G18];[.M18];[.S18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9]+[.H19]+[.N19]" office:value-type="float" office:value="1100">
            <text:p>1100</text:p>
          </table:table-cell>
          <table:table-cell table:formula="of:=[.C19]+[.I19]+[.O19]" office:value-type="float" office:value="0">
            <text:p>0,00</text:p>
          </table:table-cell>
          <table:table-cell table:formula="of:=AVERAGE([.D19];[.J19];[.P19])" office:value-type="float" office:value="0">
            <text:p>#DIV/0!</text:p>
          </table:table-cell>
          <table:table-cell table:formula="of:=AVERAGE([.E19];[.K19];[.Q19])" office:value-type="float" office:value="0">
            <text:p>#DIV/0!</text:p>
          </table:table-cell>
          <table:table-cell table:formula="of:=AVERAGE([.F19];[.L19];[.R19])" office:value-type="float" office:value="0">
            <text:p>#DIV/0!</text:p>
          </table:table-cell>
          <table:table-cell table:formula="of:=AVERAGE([.G19];[.M19];[.S19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0]+[.H20]+[.N20]" office:value-type="float" office:value="1300">
            <text:p>1300</text:p>
          </table:table-cell>
          <table:table-cell table:formula="of:=[.C20]+[.I20]+[.O20]" office:value-type="float" office:value="0">
            <text:p>0,00</text:p>
          </table:table-cell>
          <table:table-cell table:formula="of:=AVERAGE([.D20];[.J20];[.P20])" office:value-type="float" office:value="0">
            <text:p>#DIV/0!</text:p>
          </table:table-cell>
          <table:table-cell table:formula="of:=AVERAGE([.E20];[.K20];[.Q20])" office:value-type="float" office:value="0">
            <text:p>#DIV/0!</text:p>
          </table:table-cell>
          <table:table-cell table:formula="of:=AVERAGE([.F20];[.L20];[.R20])" office:value-type="float" office:value="0">
            <text:p>#DIV/0!</text:p>
          </table:table-cell>
          <table:table-cell table:formula="of:=AVERAGE([.G20];[.M20];[.S20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1]+[.H21]+[.N21]" office:value-type="float" office:value="1500">
            <text:p>1500</text:p>
          </table:table-cell>
          <table:table-cell table:formula="of:=[.C21]+[.I21]+[.O21]" office:value-type="float" office:value="0">
            <text:p>0,00</text:p>
          </table:table-cell>
          <table:table-cell table:formula="of:=AVERAGE([.D21];[.J21];[.P21])" office:value-type="float" office:value="0">
            <text:p>#DIV/0!</text:p>
          </table:table-cell>
          <table:table-cell table:formula="of:=AVERAGE([.E21];[.K21];[.Q21])" office:value-type="float" office:value="0">
            <text:p>#DIV/0!</text:p>
          </table:table-cell>
          <table:table-cell table:formula="of:=AVERAGE([.F21];[.L21];[.R21])" office:value-type="float" office:value="0">
            <text:p>#DIV/0!</text:p>
          </table:table-cell>
          <table:table-cell table:formula="of:=AVERAGE([.G21];[.M21];[.S21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2]+[.H22]+[.N22]" office:value-type="float" office:value="1700">
            <text:p>1700</text:p>
          </table:table-cell>
          <table:table-cell table:formula="of:=[.C22]+[.I22]+[.O22]" office:value-type="float" office:value="0">
            <text:p>0,00</text:p>
          </table:table-cell>
          <table:table-cell table:formula="of:=AVERAGE([.D22];[.J22];[.P22])" office:value-type="float" office:value="0">
            <text:p>#DIV/0!</text:p>
          </table:table-cell>
          <table:table-cell table:formula="of:=AVERAGE([.E22];[.K22];[.Q22])" office:value-type="float" office:value="0">
            <text:p>#DIV/0!</text:p>
          </table:table-cell>
          <table:table-cell table:formula="of:=AVERAGE([.F22];[.L22];[.R22])" office:value-type="float" office:value="0">
            <text:p>#DIV/0!</text:p>
          </table:table-cell>
          <table:table-cell table:formula="of:=AVERAGE([.G22];[.M22];[.S22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office:value-type="float" office:value="108.719209547394">
            <text:p>108,72</text:p>
          </table:table-cell>
          <table:table-cell office:value-type="float" office:value="30">
            <text:p>30,00</text:p>
          </table:table-cell>
          <table:table-cell office:value-type="float" office:value="34">
            <text:p>34,00</text:p>
          </table:table-cell>
          <table:table-cell office:value-type="float" office:value="123.439549735444">
            <text:p>123,44</text:p>
          </table:table-cell>
          <table:table-cell office:value-type="float" office:value="92.4287310262367">
            <text:p>92,43</text:p>
          </table:table-cell>
          <table:table-cell office:value-type="float" office:value="850">
            <text:p>850</text:p>
          </table:table-cell>
          <table:table-cell office:value-type="float" office:value="109.916951636541">
            <text:p>109,92</text:p>
          </table:table-cell>
          <table:table-cell office:value-type="float" office:value="37">
            <text:p>37,00</text:p>
          </table:table-cell>
          <table:table-cell office:value-type="float" office:value="39.875">
            <text:p>39,88</text:p>
          </table:table-cell>
          <table:table-cell office:value-type="float" office:value="214.183364379204">
            <text:p>214,18</text:p>
          </table:table-cell>
          <table:table-cell office:value-type="float" office:value="164.823978571931">
            <text:p>164,82</text:p>
          </table:table-cell>
          <table:table-cell office:value-type="float" office:value="300">
            <text:p>300</text:p>
          </table:table-cell>
          <table:table-cell office:value-type="float" office:value="40.1891120997137">
            <text:p>40,19</text:p>
          </table:table-cell>
          <table:table-cell office:value-type="float" office:value="33">
            <text:p>33,00</text:p>
          </table:table-cell>
          <table:table-cell office:value-type="float" office:value="34">
            <text:p>34,00</text:p>
          </table:table-cell>
          <table:table-cell office:value-type="float" office:value="134.231782259658">
            <text:p>134,23</text:p>
          </table:table-cell>
          <table:table-cell office:value-type="float" office:value="80.6703682712163">
            <text:p>80,67</text:p>
          </table:table-cell>
          <table:table-cell table:formula="of:=[.B23]+[.H23]+[.N23]" office:value-type="float" office:value="2000">
            <text:p>2000</text:p>
          </table:table-cell>
          <table:table-cell table:formula="of:=[.C23]+[.I23]+[.O23]" office:value-type="float" office:value="258.825273283649">
            <text:p>258,83</text:p>
          </table:table-cell>
          <table:table-cell table:formula="of:=AVERAGE([.D23];[.J23];[.P23])" office:value-type="float" office:value="33.3333333333333">
            <text:p>33,33</text:p>
          </table:table-cell>
          <table:table-cell table:formula="of:=AVERAGE([.E23];[.K23];[.Q23])" office:value-type="float" office:value="35.9583333333333">
            <text:p>35,96</text:p>
          </table:table-cell>
          <table:table-cell table:formula="of:=AVERAGE([.F23];[.L23];[.R23])" office:value-type="float" office:value="157.284898791435">
            <text:p>157,28</text:p>
          </table:table-cell>
          <table:table-cell table:formula="of:=AVERAGE([.G23];[.M23];[.S23])" office:value-type="float" office:value="112.641025956461">
            <text:p>112,64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000">
            <text:p>1000</text:p>
          </table:table-cell>
          <table:table-cell office:value-type="float" office:value="126.832018038331">
            <text:p>126,83</text:p>
          </table:table-cell>
          <table:table-cell office:value-type="float" office:value="60">
            <text:p>60,00</text:p>
          </table:table-cell>
          <table:table-cell office:value-type="float" office:value="65.375">
            <text:p>65,38</text:p>
          </table:table-cell>
          <table:table-cell office:value-type="float" office:value="217.929806833525">
            <text:p>217,93</text:p>
          </table:table-cell>
          <table:table-cell office:value-type="float" office:value="205.526849869323">
            <text:p>205,53</text:p>
          </table:table-cell>
          <table:table-cell table:style-name="Default" office:value-type="float" office:value="1000">
            <text:p>1000</text:p>
          </table:table-cell>
          <table:table-cell office:value-type="float" office:value="121.45933389677">
            <text:p>121,46</text:p>
          </table:table-cell>
          <table:table-cell office:value-type="float" office:value="90">
            <text:p>90,00</text:p>
          </table:table-cell>
          <table:table-cell office:value-type="float" office:value="97.5">
            <text:p>97,50</text:p>
          </table:table-cell>
          <table:table-cell office:value-type="float" office:value="409.368561344469">
            <text:p>409,37</text:p>
          </table:table-cell>
          <table:table-cell office:value-type="float" office:value="405.419684489757">
            <text:p>405,42</text:p>
          </table:table-cell>
          <table:table-cell table:style-name="Default" office:value-type="float" office:value="600">
            <text:p>600</text:p>
          </table:table-cell>
          <table:table-cell office:value-type="float" office:value="75.3879337423827">
            <text:p>75,39</text:p>
          </table:table-cell>
          <table:table-cell office:value-type="float" office:value="62">
            <text:p>62,00</text:p>
          </table:table-cell>
          <table:table-cell office:value-type="float" office:value="67.625">
            <text:p>67,63</text:p>
          </table:table-cell>
          <table:table-cell office:value-type="float" office:value="226.846519316475">
            <text:p>226,85</text:p>
          </table:table-cell>
          <table:table-cell office:value-type="float" office:value="214.697326141096">
            <text:p>214,70</text:p>
          </table:table-cell>
          <table:table-cell table:formula="of:=[.B24]+[.H24]+[.N24]" office:value-type="float" office:value="2600">
            <text:p>2600</text:p>
          </table:table-cell>
          <table:table-cell table:formula="of:=[.C24]+[.I24]+[.O24]" office:value-type="float" office:value="323.679285677484">
            <text:p>323,68</text:p>
          </table:table-cell>
          <table:table-cell table:formula="of:=AVERAGE([.D24];[.J24];[.P24])" office:value-type="float" office:value="70.6666666666667">
            <text:p>70,67</text:p>
          </table:table-cell>
          <table:table-cell table:formula="of:=AVERAGE([.E24];[.K24];[.Q24])" office:value-type="float" office:value="76.8333333333333">
            <text:p>76,83</text:p>
          </table:table-cell>
          <table:table-cell table:formula="of:=AVERAGE([.F24];[.L24];[.R24])" office:value-type="float" office:value="284.714962498156">
            <text:p>284,71</text:p>
          </table:table-cell>
          <table:table-cell table:formula="of:=AVERAGE([.G24];[.M24];[.S24])" office:value-type="float" office:value="275.214620166725">
            <text:p>275,21</text:p>
          </table:table-cell>
          <table:table-cell table:style-name="Default" office:value-type="float" office:value="1000">
            <text:p>1000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table:number-columns-repeated="25"/>
          <table:table-cell table:style-name="Default" table:number-columns-repeated="2"/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7]+[.H27]+[.N27]" office:value-type="float" office:value="300">
            <text:p>3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8]+[.H28]+[.N28]" office:value-type="float" office:value="600">
            <text:p>6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9]+[.H29]+[.N29]" office:value-type="float" office:value="900">
            <text:p>9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0]+[.H30]+[.N30]" office:value-type="float" office:value="1100">
            <text:p>11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1]+[.H31]+[.N31]" office:value-type="float" office:value="1300">
            <text:p>1300</text:p>
          </table:table-cell>
          <table:table-cell table:formula="of:=[.C31]+[.I31]+[.O31]" office:value-type="float" office:value="0">
            <text:p>0,00</text:p>
          </table:table-cell>
          <table:table-cell table:formula="of:=AVERAGE([.D31];[.J31];[.P31])" office:value-type="float" office:value="0">
            <text:p>#DIV/0!</text:p>
          </table:table-cell>
          <table:table-cell table:formula="of:=AVERAGE([.E31];[.K31];[.Q31])" office:value-type="float" office:value="0">
            <text:p>#DIV/0!</text:p>
          </table:table-cell>
          <table:table-cell table:formula="of:=AVERAGE([.F31];[.L31];[.R31])" office:value-type="float" office:value="0">
            <text:p>#DIV/0!</text:p>
          </table:table-cell>
          <table:table-cell table:formula="of:=AVERAGE([.G31];[.M31];[.S31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2]+[.H32]+[.N32]" office:value-type="float" office:value="1500">
            <text:p>1500</text:p>
          </table:table-cell>
          <table:table-cell table:formula="of:=[.C32]+[.I32]+[.O32]" office:value-type="float" office:value="0">
            <text:p>0,00</text:p>
          </table:table-cell>
          <table:table-cell table:formula="of:=AVERAGE([.D32];[.J32];[.P32])" office:value-type="float" office:value="0">
            <text:p>#DIV/0!</text:p>
          </table:table-cell>
          <table:table-cell table:formula="of:=AVERAGE([.E32];[.K32];[.Q32])" office:value-type="float" office:value="0">
            <text:p>#DIV/0!</text:p>
          </table:table-cell>
          <table:table-cell table:formula="of:=AVERAGE([.F32];[.L32];[.R32])" office:value-type="float" office:value="0">
            <text:p>#DIV/0!</text:p>
          </table:table-cell>
          <table:table-cell table:formula="of:=AVERAGE([.G32];[.M32];[.S32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3]+[.H33]+[.N33]" office:value-type="float" office:value="1700">
            <text:p>1700</text:p>
          </table:table-cell>
          <table:table-cell table:formula="of:=[.C33]+[.I33]+[.O33]" office:value-type="float" office:value="0">
            <text:p>0,00</text:p>
          </table:table-cell>
          <table:table-cell table:formula="of:=AVERAGE([.D33];[.J33];[.P33])" office:value-type="float" office:value="0">
            <text:p>#DIV/0!</text:p>
          </table:table-cell>
          <table:table-cell table:formula="of:=AVERAGE([.E33];[.K33];[.Q33])" office:value-type="float" office:value="0">
            <text:p>#DIV/0!</text:p>
          </table:table-cell>
          <table:table-cell table:formula="of:=AVERAGE([.F33];[.L33];[.R33])" office:value-type="float" office:value="0">
            <text:p>#DIV/0!</text:p>
          </table:table-cell>
          <table:table-cell table:formula="of:=AVERAGE([.G33];[.M33];[.S33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4]+[.H34]+[.N34]" office:value-type="float" office:value="2000">
            <text:p>2000</text:p>
          </table:table-cell>
          <table:table-cell table:formula="of:=[.C34]+[.I34]+[.O34]" office:value-type="float" office:value="0">
            <text:p>0,00</text:p>
          </table:table-cell>
          <table:table-cell table:formula="of:=AVERAGE([.D34];[.J34];[.P34])" office:value-type="float" office:value="0">
            <text:p>#DIV/0!</text:p>
          </table:table-cell>
          <table:table-cell table:formula="of:=AVERAGE([.E34];[.K34];[.Q34])" office:value-type="float" office:value="0">
            <text:p>#DIV/0!</text:p>
          </table:table-cell>
          <table:table-cell table:formula="of:=AVERAGE([.F34];[.L34];[.R34])" office:value-type="float" office:value="0">
            <text:p>#DIV/0!</text:p>
          </table:table-cell>
          <table:table-cell table:formula="of:=AVERAGE([.G34];[.M34];[.S34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number-columns-repeated="25"/>
          <table:table-cell table:style-name="Default"/>
          <table:table-cell/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7]+[.H37]+[.N37]" office:value-type="float" office:value="300">
            <text:p>3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8]+[.H38]+[.N38]" office:value-type="float" office:value="600">
            <text:p>6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9]+[.H39]+[.N39]" office:value-type="float" office:value="900">
            <text:p>9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0]+[.H40]+[.N40]" office:value-type="float" office:value="1100">
            <text:p>11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1]+[.H41]+[.N41]" office:value-type="float" office:value="1300">
            <text:p>1300</text:p>
          </table:table-cell>
          <table:table-cell table:formula="of:=[.C41]+[.I41]+[.O41]" office:value-type="float" office:value="0">
            <text:p>0,00</text:p>
          </table:table-cell>
          <table:table-cell table:formula="of:=AVERAGE([.D41];[.J41];[.P41])" office:value-type="float" office:value="0">
            <text:p>#DIV/0!</text:p>
          </table:table-cell>
          <table:table-cell table:formula="of:=AVERAGE([.E41];[.K41];[.Q41])" office:value-type="float" office:value="0">
            <text:p>#DIV/0!</text:p>
          </table:table-cell>
          <table:table-cell table:formula="of:=AVERAGE([.F41];[.L41];[.R41])" office:value-type="float" office:value="0">
            <text:p>#DIV/0!</text:p>
          </table:table-cell>
          <table:table-cell table:formula="of:=AVERAGE([.G41];[.M41];[.S41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2]+[.H42]+[.N42]" office:value-type="float" office:value="1500">
            <text:p>1500</text:p>
          </table:table-cell>
          <table:table-cell table:formula="of:=[.C42]+[.I42]+[.O42]" office:value-type="float" office:value="0">
            <text:p>0,00</text:p>
          </table:table-cell>
          <table:table-cell table:formula="of:=AVERAGE([.D42];[.J42];[.P42])" office:value-type="float" office:value="0">
            <text:p>#DIV/0!</text:p>
          </table:table-cell>
          <table:table-cell table:formula="of:=AVERAGE([.E42];[.K42];[.Q42])" office:value-type="float" office:value="0">
            <text:p>#DIV/0!</text:p>
          </table:table-cell>
          <table:table-cell table:formula="of:=AVERAGE([.F42];[.L42];[.R42])" office:value-type="float" office:value="0">
            <text:p>#DIV/0!</text:p>
          </table:table-cell>
          <table:table-cell table:formula="of:=AVERAGE([.G42];[.M42];[.S42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3]+[.H43]+[.N43]" office:value-type="float" office:value="1700">
            <text:p>1700</text:p>
          </table:table-cell>
          <table:table-cell table:formula="of:=[.C43]+[.I43]+[.O43]" office:value-type="float" office:value="0">
            <text:p>0,00</text:p>
          </table:table-cell>
          <table:table-cell table:formula="of:=AVERAGE([.D43];[.J43];[.P43])" office:value-type="float" office:value="0">
            <text:p>#DIV/0!</text:p>
          </table:table-cell>
          <table:table-cell table:formula="of:=AVERAGE([.E43];[.K43];[.Q43])" office:value-type="float" office:value="0">
            <text:p>#DIV/0!</text:p>
          </table:table-cell>
          <table:table-cell table:formula="of:=AVERAGE([.F43];[.L43];[.R43])" office:value-type="float" office:value="0">
            <text:p>#DIV/0!</text:p>
          </table:table-cell>
          <table:table-cell table:formula="of:=AVERAGE([.G43];[.M43];[.S43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4]+[.H44]+[.N44]" office:value-type="float" office:value="2000">
            <text:p>2000</text:p>
          </table:table-cell>
          <table:table-cell table:formula="of:=[.C44]+[.I44]+[.O44]" office:value-type="float" office:value="0">
            <text:p>0,00</text:p>
          </table:table-cell>
          <table:table-cell table:formula="of:=AVERAGE([.D44];[.J44];[.P44])" office:value-type="float" office:value="0">
            <text:p>#DIV/0!</text:p>
          </table:table-cell>
          <table:table-cell table:formula="of:=AVERAGE([.E44];[.K44];[.Q44])" office:value-type="float" office:value="0">
            <text:p>#DIV/0!</text:p>
          </table:table-cell>
          <table:table-cell table:formula="of:=AVERAGE([.F44];[.L44];[.R44])" office:value-type="float" office:value="0">
            <text:p>#DIV/0!</text:p>
          </table:table-cell>
          <table:table-cell table:formula="of:=AVERAGE([.G44];[.M44];[.S44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style-name="Default" table:number-columns-repeated="26"/>
          <table:table-cell/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2.681cm" svg:height="18.114cm" svg:x="0.001cm" svg:y="19.418cm">
            <draw:object draw:notify-on-update-of-ranges="resultados.T16:resultados.T23 resultados.U15:resultados.U15 resultados.U16:resultados.U23 resultados.T16:resultados.T23 resultados.V15:resultados.V15 resultados.V16:resultados.V23 resultados.T16:resultados.T23 resultados.W15:resultados.W15 resultados.W16:resultados.W23 resultados.T16:resultados.T23 resultados.X15:resultados.X15 resultados.X16:resultados.X23 resultados.T16:resultados.T23 resultados.Y15:resultados.Y15 resultados.Y16:resultados.Y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3.067cm" svg:height="18.327cm" svg:x="0.001cm" svg:y="38.383cm">
            <draw:object draw:notify-on-update-of-ranges="resultados.T27:resultados.T34 resultados.U26:resultados.U26 resultados.U27:resultados.U34 resultados.T27:resultados.T34 resultados.V26:resultados.V26 resultados.V27:resultados.V34 resultados.T27:resultados.T34 resultados.W26:resultados.W26 resultados.W27:resultados.W34 resultados.T27:resultados.T34 resultados.X26:resultados.X26 resultados.X27:resultados.X34 resultados.T27:resultados.T34 resultados.Y26:resultados.Y26 resultados.Y27:resultados.Y3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2.847cm" svg:height="18.247cm" svg:x="0.001cm" svg:y="57.349cm">
            <draw:object draw:notify-on-update-of-ranges="resultados.T36:resultados.T36 resultados.U36:resultados.U36 resultados.U36:resultados.U36 resultados.T36:resultados.T36 resultados.V36:resultados.V36 resultados.V36:resultados.V36 resultados.T36:resultados.T36 resultados.W36:resultados.W36 resultados.W36:resultados.W36 resultados.T36:resultados.T36 resultados.X36:resultados.X36 resultados.X36:resultados.X36 resultados.T36:resultados.T36 resultados.Y36:resultados.Y36 resultados.Y36:resultados.Y3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8-12T19:10:28</dc:date>
    <dc:creator>diego </dc:creator>
    <meta:editing-duration>PT2H27M45S</meta:editing-duration>
    <meta:editing-cycles>63</meta:editing-cycles>
    <meta:document-statistic meta:table-count="3" meta:cell-count="103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5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3022364293455">
                <text:p>41.3022364293455</text:p>
                <draw:g>
                  <svg:desc>resultados.U5:resultados.U12</svg:desc>
                </draw:g>
              </table:table-cell>
              <table:table-cell office:value-type="float" office:value="15.3333333333333">
                <text:p>15.3333333333333</text:p>
                <draw:g>
                  <svg:desc>resultados.V5:resultados.V12</svg:desc>
                </draw:g>
              </table:table-cell>
              <table:table-cell office:value-type="float" office:value="17.3125">
                <text:p>17.3125</text:p>
                <draw:g>
                  <svg:desc>resultados.W5:resultados.W12</svg:desc>
                </draw:g>
              </table:table-cell>
              <table:table-cell office:value-type="float" office:value="7.73564938176378">
                <text:p>7.73564938176378</text:p>
                <draw:g>
                  <svg:desc>resultados.X5:resultados.X12</svg:desc>
                </draw:g>
              </table:table-cell>
              <table:table-cell office:value-type="float" office:value="7.95005131973108">
                <text:p>7.95005131973108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0.514480802658">
                <text:p>80.514480802658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0.1666666666667">
                <text:p>20.1666666666667</text:p>
              </table:table-cell>
              <table:table-cell office:value-type="float" office:value="58.0114574011856">
                <text:p>58.0114574011856</text:p>
              </table:table-cell>
              <table:table-cell office:value-type="float" office:value="21.792805475306">
                <text:p>21.792805475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993432708937">
                <text:p>119.993432708937</text:p>
              </table:table-cell>
              <table:table-cell office:value-type="float" office:value="23">
                <text:p>23</text:p>
              </table:table-cell>
              <table:table-cell office:value-type="float" office:value="25.8533333333333">
                <text:p>25.8533333333333</text:p>
              </table:table-cell>
              <table:table-cell office:value-type="float" office:value="46.8683037195538">
                <text:p>46.8683037195538</text:p>
              </table:table-cell>
              <table:table-cell office:value-type="float" office:value="39.8534830536787">
                <text:p>39.8534830536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4.87">
                <text:p>144.87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31.9833333333333">
                <text:p>31.9833333333333</text:p>
              </table:table-cell>
              <table:table-cell office:value-type="float" office:value="65.6533333333333">
                <text:p>65.6533333333333</text:p>
              </table:table-cell>
              <table:table-cell office:value-type="float" office:value="36.0466666666667">
                <text:p>36.04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57.875644219059">
                <text:p>157.875644219059</text:p>
              </table:table-cell>
              <table:table-cell office:value-type="float" office:value="62.3333333333333">
                <text:p>62.3333333333333</text:p>
              </table:table-cell>
              <table:table-cell office:value-type="float" office:value="68.1241666666667">
                <text:p>68.1241666666667</text:p>
              </table:table-cell>
              <table:table-cell office:value-type="float" office:value="230.71080906863">
                <text:p>230.71080906863</text:p>
              </table:table-cell>
              <table:table-cell office:value-type="float" office:value="181.58817969525">
                <text:p>181.58817969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69.46">
                <text:p>169.46</text:p>
              </table:table-cell>
              <table:table-cell office:value-type="float" office:value="121.666666666667">
                <text:p>121.666666666667</text:p>
              </table:table-cell>
              <table:table-cell office:value-type="float" office:value="107.833333333333">
                <text:p>107.833333333333</text:p>
              </table:table-cell>
              <table:table-cell office:value-type="float" office:value="401.35">
                <text:p>401.35</text:p>
              </table:table-cell>
              <table:table-cell office:value-type="float" office:value="372.736666666667">
                <text:p>372.73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682cm" svg:height="18.115cm" xlink:href=".." xlink:type="simple" chart:class="chart:scatter" chart:style-name="ch1">
        <chart:title svg:x="15.967cm" svg:y="0.498cm" chart:style-name="ch2">
          <text:p>NT</text:p>
        </chart:title>
        <chart:legend chart:legend-position="end" svg:x="24.247cm" svg:y="7.762cm" style:legend-expansion="high" chart:style-name="ch3"/>
        <chart:plot-area chart:style-name="ch4" table:cell-range-address="resultados.T16:resultados.Y23 resultados.U15:resultados.Y15" chart:data-source-has-labels="row" svg:x="1.103cm" svg:y="2.363cm" svg:width="21.838cm" svg:height="14.97cm">
          <chartooo:coordinate-region svg:x="2.386cm" svg:y="2.563cm" svg:width="20.183cm" svg:height="14.12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3" chart:label-cell-address="resultados.U15:resultados.U15" chart:class="chart:scatter">
            <chart:domain table:cell-range-address="resultados.T16:resultados.T23"/>
            <chart:data-point chart:repeated="8"/>
          </chart:series>
          <chart:series chart:style-name="ch9" chart:values-cell-range-address="resultados.V16:resultados.V23" chart:label-cell-address="resultados.V15:resultados.V15" chart:class="chart:scatter">
            <chart:data-point chart:repeated="8"/>
          </chart:series>
          <chart:series chart:style-name="ch10" chart:values-cell-range-address="resultados.W16:resultados.W23" chart:label-cell-address="resultados.W15:resultados.W15" chart:class="chart:scatter">
            <chart:data-point chart:repeated="8"/>
          </chart:series>
          <chart:series chart:style-name="ch11" chart:values-cell-range-address="resultados.X16:resultados.X23" chart:label-cell-address="resultados.X15:resultados.X15" chart:class="chart:scatter">
            <chart:data-point chart:repeated="8"/>
          </chart:series>
          <chart:series chart:style-name="ch12" chart:values-cell-range-address="resultados.Y16:resultados.Y23" chart:label-cell-address="resultados.Y15:resultados.Y15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16:resultados.T23</svg:desc>
                </draw:g>
              </table:table-cell>
              <table:table-cell office:value-type="float" office:value="0">
                <text:p>0</text:p>
                <draw:g>
                  <svg:desc>resultados.U16:resultados.U23</svg:desc>
                </draw:g>
              </table:table-cell>
              <table:table-cell office:value-type="float" office:value="NaN">
                <text:p>NaN</text:p>
                <draw:g>
                  <svg:desc>resultados.V16:resultados.V23</svg:desc>
                </draw:g>
              </table:table-cell>
              <table:table-cell office:value-type="float" office:value="NaN">
                <text:p>NaN</text:p>
                <draw:g>
                  <svg:desc>resultados.W16:resultados.W23</svg:desc>
                </draw:g>
              </table:table-cell>
              <table:table-cell office:value-type="float" office:value="NaN">
                <text:p>NaN</text:p>
                <draw:g>
                  <svg:desc>resultados.X16:resultados.X23</svg:desc>
                </draw:g>
              </table:table-cell>
              <table:table-cell office:value-type="float" office:value="NaN">
                <text:p>NaN</text:p>
                <draw:g>
                  <svg:desc>resultados.Y16:resultados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258.825273283649">
                <text:p>258.825273283649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5.9583333333333">
                <text:p>35.9583333333333</text:p>
              </table:table-cell>
              <table:table-cell office:value-type="float" office:value="157.284898791435">
                <text:p>157.284898791435</text:p>
              </table:table-cell>
              <table:table-cell office:value-type="float" office:value="112.641025956461">
                <text:p>112.6410259564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068cm" svg:height="18.328cm" xlink:href=".." xlink:type="simple" chart:class="chart:scatter" chart:style-name="ch1">
        <chart:title svg:x="16.173cm" svg:y="0.502cm" chart:style-name="ch2">
          <text:p>ST</text:p>
        </chart:title>
        <chart:legend chart:legend-position="end" svg:x="24.633cm" svg:y="7.869cm" style:legend-expansion="high" chart:style-name="ch3"/>
        <chart:plot-area chart:style-name="ch4" table:cell-range-address="resultados.T27:resultados.Y34 resultados.U26:resultados.Y26" chart:data-source-has-labels="row" svg:x="1.111cm" svg:y="2.379cm" svg:width="22.2cm" svg:height="15.163cm">
          <chartooo:coordinate-region svg:x="2.023cm" svg:y="2.578cm" svg:width="20.916cm" svg:height="14.31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27:resultados.U34" chart:label-cell-address="resultados.U26:resultados.U26" chart:class="chart:scatter">
            <chart:domain table:cell-range-address="resultados.T27:resultados.T34"/>
            <chart:data-point chart:repeated="8"/>
          </chart:series>
          <chart:series chart:style-name="ch9" chart:values-cell-range-address="resultados.V27:resultados.V34" chart:label-cell-address="resultados.V26:resultados.V26" chart:class="chart:scatter">
            <chart:data-point chart:repeated="8"/>
          </chart:series>
          <chart:series chart:style-name="ch10" chart:values-cell-range-address="resultados.W27:resultados.W34" chart:label-cell-address="resultados.W26:resultados.W26" chart:class="chart:scatter">
            <chart:data-point chart:repeated="8"/>
          </chart:series>
          <chart:series chart:style-name="ch11" chart:values-cell-range-address="resultados.X27:resultados.X34" chart:label-cell-address="resultados.X26:resultados.X26" chart:class="chart:scatter">
            <chart:data-point chart:repeated="8"/>
          </chart:series>
          <chart:series chart:style-name="ch12" chart:values-cell-range-address="resultados.Y27:resultados.Y34" chart:label-cell-address="resultados.Y26:resultados.Y26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26:resultados.U26</svg:desc>
                </draw:g>
              </table:table-cell>
              <table:table-cell office:value-type="string">
                <text:p>Media total datos clusterizados</text:p>
                <draw:g>
                  <svg:desc>resultados.V26:resultados.V26</svg:desc>
                </draw:g>
              </table:table-cell>
              <table:table-cell office:value-type="string">
                <text:p>Media total datos sin clusterizar</text:p>
                <draw:g>
                  <svg:desc>resultados.W26:resultados.W26</svg:desc>
                </draw:g>
              </table:table-cell>
              <table:table-cell office:value-type="string">
                <text:p>Desviación estándar total datos clusterizados</text:p>
                <draw:g>
                  <svg:desc>resultados.X26:resultados.X26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26:resultados.Y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27:resultados.T34</svg:desc>
                </draw:g>
              </table:table-cell>
              <table:table-cell office:value-type="float" office:value="0">
                <text:p>0</text:p>
                <draw:g>
                  <svg:desc>resultados.U27:resultados.U34</svg:desc>
                </draw:g>
              </table:table-cell>
              <table:table-cell office:value-type="float" office:value="NaN">
                <text:p>NaN</text:p>
                <draw:g>
                  <svg:desc>resultados.V27:resultados.V34</svg:desc>
                </draw:g>
              </table:table-cell>
              <table:table-cell office:value-type="float" office:value="NaN">
                <text:p>NaN</text:p>
                <draw:g>
                  <svg:desc>resultados.W27:resultados.W34</svg:desc>
                </draw:g>
              </table:table-cell>
              <table:table-cell office:value-type="float" office:value="NaN">
                <text:p>NaN</text:p>
                <draw:g>
                  <svg:desc>resultados.X27:resultados.X34</svg:desc>
                </draw:g>
              </table:table-cell>
              <table:table-cell office:value-type="float" office:value="NaN">
                <text:p>NaN</text:p>
                <draw:g>
                  <svg:desc>resultados.Y27:resultados.Y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848cm" svg:height="18.248cm" xlink:href=".." xlink:type="simple" chart:class="chart:scatter" chart:style-name="ch1">
        <chart:title svg:x="15.904cm" svg:y="0.5cm" chart:style-name="ch2">
          <text:p>NST</text:p>
        </chart:title>
        <chart:legend chart:legend-position="end" svg:x="24.413cm" svg:y="7.829cm" style:legend-expansion="high" chart:style-name="ch3"/>
        <chart:plot-area chart:style-name="ch4" table:cell-range-address="resultados.T36:resultados.Y36" chart:data-source-has-labels="row" svg:x="1.106cm" svg:y="2.371cm" svg:width="21.995cm" svg:height="15.093cm">
          <chartooo:coordinate-region svg:x="1.727cm" svg:y="2.571cm" svg:width="21.28cm" svg:height="14.24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ados.U36:resultados.U36" chart:label-cell-address="resultados.U36:resultados.U36" chart:class="chart:scatter">
            <chart:domain table:cell-range-address="resultados.T36:resultados.T36"/>
            <chart:data-point/>
          </chart:series>
          <chart:series chart:style-name="ch8" chart:values-cell-range-address="resultados.V36:resultados.V36" chart:label-cell-address="resultados.V36:resultados.V36" chart:class="chart:scatter">
            <chart:data-point/>
          </chart:series>
          <chart:series chart:style-name="ch9" chart:values-cell-range-address="resultados.W36:resultados.W36" chart:label-cell-address="resultados.W36:resultados.W36" chart:class="chart:scatter">
            <chart:data-point/>
          </chart:series>
          <chart:series chart:style-name="ch10" chart:values-cell-range-address="resultados.X36:resultados.X36" chart:label-cell-address="resultados.X36:resultados.X36" chart:class="chart:scatter">
            <chart:data-point/>
          </chart:series>
          <chart:series chart:style-name="ch11" chart:values-cell-range-address="resultados.Y36:resultados.Y36" chart:label-cell-address="resultados.Y36:resultados.Y36" chart:class="chart:scatte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endimiento total</text:p>
                <draw:g>
                  <svg:desc>resultados.U36:resultados.U36</svg:desc>
                </draw:g>
              </table:table-cell>
              <table:table-cell office:value-type="string">
                <text:p>Media total datos clusterizados</text:p>
                <draw:g>
                  <svg:desc>resultados.V36:resultados.V36</svg:desc>
                </draw:g>
              </table:table-cell>
              <table:table-cell office:value-type="string">
                <text:p>Media total datos sin clusterizar</text:p>
                <draw:g>
                  <svg:desc>resultados.W36:resultados.W36</svg:desc>
                </draw:g>
              </table:table-cell>
              <table:table-cell office:value-type="string">
                <text:p>Desviación estándar total datos clusterizados</text:p>
                <draw:g>
                  <svg:desc>resultados.X36:resultados.X36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36:resultados.Y36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resultados.T36:resultados.T36</svg:desc>
                </draw:g>
              </table:table-cell>
              <table:table-cell office:value-type="float" office:value="NaN">
                <text:p>NaN</text:p>
                <draw:g>
                  <svg:desc>resultados.U36:resultados.U36</svg:desc>
                </draw:g>
              </table:table-cell>
              <table:table-cell office:value-type="float" office:value="NaN">
                <text:p>NaN</text:p>
                <draw:g>
                  <svg:desc>resultados.V36:resultados.V36</svg:desc>
                </draw:g>
              </table:table-cell>
              <table:table-cell office:value-type="float" office:value="NaN">
                <text:p>NaN</text:p>
                <draw:g>
                  <svg:desc>resultados.W36:resultados.W36</svg:desc>
                </draw:g>
              </table:table-cell>
              <table:table-cell office:value-type="float" office:value="NaN">
                <text:p>NaN</text:p>
                <draw:g>
                  <svg:desc>resultados.X36:resultados.X36</svg:desc>
                </draw:g>
              </table:table-cell>
              <table:table-cell office:value-type="float" office:value="NaN">
                <text:p>NaN</text:p>
                <draw:g>
                  <svg:desc>resultados.Y36:resultados.Y36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